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217d" officeooo:paragraph-rsid="000e217d"/>
    </style:style>
    <style:style style:name="P2" style:family="paragraph" style:parent-style-name="Standard">
      <style:paragraph-properties fo:text-align="center" style:justify-single-word="false"/>
      <style:text-properties officeooo:rsid="000e217d" officeooo:paragraph-rsid="000e217d"/>
    </style:style>
    <style:style style:name="P3" style:family="paragraph" style:parent-style-name="Standard">
      <style:text-properties officeooo:rsid="0011c9b0" officeooo:paragraph-rsid="0011c9b0"/>
    </style:style>
    <style:style style:name="P4" style:family="paragraph" style:parent-style-name="Standard">
      <style:text-properties officeooo:rsid="0063dd25" officeooo:paragraph-rsid="0063dd25"/>
    </style:style>
    <style:style style:name="P5" style:family="paragraph" style:parent-style-name="Standard">
      <style:text-properties officeooo:rsid="0063dd25" officeooo:paragraph-rsid="0065acfd"/>
    </style:style>
    <style:style style:name="P6" style:family="paragraph" style:parent-style-name="Text_20_body">
      <style:text-properties officeooo:rsid="0011c9b0" officeooo:paragraph-rsid="0011c9b0"/>
    </style:style>
    <style:style style:name="P7" style:family="paragraph" style:parent-style-name="Text_20_body">
      <style:text-properties officeooo:rsid="0011c9b0" officeooo:paragraph-rsid="0014d83f"/>
    </style:style>
    <style:style style:name="P8" style:family="paragraph" style:parent-style-name="Text_20_body">
      <style:text-properties officeooo:rsid="0011c9b0" officeooo:paragraph-rsid="0069d0a1"/>
    </style:style>
    <style:style style:name="P9" style:family="paragraph" style:parent-style-name="Text_20_body">
      <style:text-properties officeooo:paragraph-rsid="0011c9b0"/>
    </style:style>
    <style:style style:name="P10" style:family="paragraph" style:parent-style-name="Text_20_body">
      <style:text-properties officeooo:paragraph-rsid="001941bb"/>
    </style:style>
    <style:style style:name="P11" style:family="paragraph" style:parent-style-name="Text_20_body">
      <style:text-properties officeooo:rsid="001bd053" officeooo:paragraph-rsid="001bd053"/>
    </style:style>
    <style:style style:name="P12" style:family="paragraph" style:parent-style-name="Text_20_body">
      <style:text-properties officeooo:rsid="0019627a" officeooo:paragraph-rsid="0019627a"/>
    </style:style>
    <style:style style:name="P13" style:family="paragraph" style:parent-style-name="Text_20_body">
      <style:text-properties officeooo:rsid="006a804b" officeooo:paragraph-rsid="006a804b"/>
    </style:style>
    <style:style style:name="P14" style:family="paragraph" style:parent-style-name="Text_20_body">
      <style:text-properties officeooo:rsid="006b114e" officeooo:paragraph-rsid="006b114e"/>
    </style:style>
    <style:style style:name="P15" style:family="paragraph" style:parent-style-name="Text_20_body">
      <style:text-properties officeooo:rsid="0072406c" officeooo:paragraph-rsid="0072406c"/>
    </style:style>
    <style:style style:name="P16" style:family="paragraph" style:parent-style-name="Text_20_body">
      <style:text-properties officeooo:rsid="0077519c" officeooo:paragraph-rsid="0077519c"/>
    </style:style>
    <style:style style:name="P17" style:family="paragraph" style:parent-style-name="Standard">
      <style:text-properties officeooo:rsid="00629516" officeooo:paragraph-rsid="001011f8"/>
    </style:style>
    <style:style style:name="P18" style:family="paragraph" style:parent-style-name="Heading_20_3">
      <style:text-properties officeooo:rsid="0072406c" officeooo:paragraph-rsid="0072406c"/>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1011f8" officeooo:paragraph-rsid="001011f8"/>
    </style:style>
    <style:style style:name="P23" style:family="paragraph" style:parent-style-name="Heading_20_1">
      <style:paragraph-properties fo:break-before="page"/>
      <style:text-properties officeooo:rsid="0011c9b0" officeooo:paragraph-rsid="0011c9b0"/>
    </style:style>
    <style:style style:name="P24" style:family="paragraph" style:parent-style-name="Heading_20_1" style:list-style-name="">
      <style:paragraph-properties fo:break-before="page"/>
      <style:text-properties officeooo:rsid="001f0e0e" officeooo:paragraph-rsid="001f0e0e"/>
    </style:style>
    <style:style style:name="P25" style:family="paragraph" style:parent-style-name="Heading_20_2">
      <style:text-properties officeooo:rsid="0011c9b0" officeooo:paragraph-rsid="0011c9b0"/>
    </style:style>
    <style:style style:name="P26" style:family="paragraph" style:parent-style-name="Heading_20_2">
      <style:text-properties officeooo:rsid="0069d0a1" officeooo:paragraph-rsid="0069d0a1"/>
    </style:style>
    <style:style style:name="P27" style:family="paragraph" style:parent-style-name="Heading_20_2">
      <style:text-properties officeooo:paragraph-rsid="0011c9b0"/>
    </style:style>
    <style:style style:name="P28" style:family="paragraph" style:parent-style-name="Heading_20_2">
      <style:text-properties officeooo:paragraph-rsid="0014d83f"/>
    </style:style>
    <style:style style:name="P29" style:family="paragraph" style:parent-style-name="Heading_20_2">
      <style:text-properties officeooo:rsid="001941bb" officeooo:paragraph-rsid="001941bb"/>
    </style:style>
    <style:style style:name="P30" style:family="paragraph" style:parent-style-name="Heading_20_2">
      <style:text-properties officeooo:rsid="006a804b" officeooo:paragraph-rsid="006a804b"/>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0e217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65acfd" style:font-weight-asian="bold" style:font-weight-complex="bold"/>
    </style:style>
    <style:style style:name="T5" style:family="text">
      <style:text-properties officeooo:rsid="001a2512"/>
    </style:style>
    <style:style style:name="T6" style:family="text">
      <style:text-properties officeooo:rsid="003c16b4"/>
    </style:style>
    <style:style style:name="T7" style:family="text">
      <style:text-properties officeooo:rsid="00629516"/>
    </style:style>
    <style:style style:name="T8" style:family="text">
      <style:text-properties officeooo:rsid="0065acfd"/>
    </style:style>
    <style:style style:name="T9" style:family="text">
      <style:text-properties officeooo:rsid="0069d0a1"/>
    </style:style>
    <style:style style:name="T10" style:family="text">
      <style:text-properties officeooo:rsid="006a804b"/>
    </style:style>
    <style:style style:name="T11" style:family="text">
      <style:text-properties officeooo:rsid="006d8c86"/>
    </style:style>
    <style:style style:name="T12" style:family="text">
      <style:text-properties officeooo:rsid="00741caa"/>
    </style:style>
    <style:style style:name="T13" style:family="text">
      <style:text-properties officeooo:rsid="007b23e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 <text:span text:style-name="T7">Engine D</text:span>esign <text:span text:style-name="T6">D</text:span>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7">Hercules</text:span>”</text:p>
      <text:p text:style-name="P1"/>
      <text:p text:style-name="P1"/>
      <text:p text:style-name="P1"/>
      <text:p text:style-name="P2">By Jarrett Chisholm</text:p>
      <text:p text:style-name="P2">December <text:span text:style-name="T7">30</text:span>, 2016</text:p>
      <text:p text:style-name="P1"/>
      <text:p text:style-name="P1"/>
      <text:p text:style-name="P1"/>
      <text:p text:style-name="P2">Version 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0"><text:a xlink:type="simple" xlink:href="#__RefHeading___Toc523_1161632908" text:style-name="Index_20_Link" text:visited-style-name="Index_20_Link">Summary<text:tab/>3</text:a></text:p>
          <text:p text:style-name="P20"><text:a xlink:type="simple" xlink:href="#__RefHeading___Toc535_1161632908" text:style-name="Index_20_Link" text:visited-style-name="Index_20_Link">Platforms<text:tab/>4</text:a></text:p>
          <text:p text:style-name="P31"><text:a xlink:type="simple" xlink:href="#__RefHeading___Toc544_1161632908" text:style-name="Index_20_Link" text:visited-style-name="Index_20_Link">Linux<text:tab/>4</text:a></text:p>
          <text:p text:style-name="P31"><text:a xlink:type="simple" xlink:href="#__RefHeading___Toc546_1161632908" text:style-name="Index_20_Link" text:visited-style-name="Index_20_Link">Windows<text:tab/>4</text:a></text:p>
          <text:p text:style-name="P31"><text:a xlink:type="simple" xlink:href="#__RefHeading___Toc548_1161632908" text:style-name="Index_20_Link" text:visited-style-name="Index_20_Link">Mac OS<text:tab/>4</text:a></text:p>
          <text:p text:style-name="P20"><text:a xlink:type="simple" xlink:href="#__RefHeading___Toc525_1161632908" text:style-name="Index_20_Link" text:visited-style-name="Index_20_Link">Graphics<text:tab/>5</text:a></text:p>
          <text:p text:style-name="P31"><text:a xlink:type="simple" xlink:href="#__RefHeading___Toc550_1161632908" text:style-name="Index_20_Link" text:visited-style-name="Index_20_Link">SDL<text:tab/>5</text:a></text:p>
          <text:p text:style-name="P31"><text:a xlink:type="simple" xlink:href="#__RefHeading___Toc473_742194494" text:style-name="Index_20_Link" text:visited-style-name="Index_20_Link">bgfx<text:tab/>5</text:a></text:p>
          <text:p text:style-name="P31"><text:a xlink:type="simple" xlink:href="#__RefHeading___Toc552_1161632908" text:style-name="Index_20_Link" text:visited-style-name="Index_20_Link">OpenGL<text:tab/>5</text:a></text:p>
          <text:p text:style-name="P31"><text:a xlink:type="simple" xlink:href="#__RefHeading___Toc554_1161632908" text:style-name="Index_20_Link" text:visited-style-name="Index_20_Link">DirectX<text:tab/>5</text:a></text:p>
          <text:p text:style-name="P20"><text:a xlink:type="simple" xlink:href="#__RefHeading___Toc527_1161632908" text:style-name="Index_20_Link" text:visited-style-name="Index_20_Link">Physics<text:tab/>6</text:a></text:p>
          <text:p text:style-name="P31"><text:a xlink:type="simple" xlink:href="#__RefHeading___Toc556_1161632908" text:style-name="Index_20_Link" text:visited-style-name="Index_20_Link">Bullet<text:tab/>6</text:a></text:p>
          <text:p text:style-name="P20"><text:a xlink:type="simple" xlink:href="#__RefHeading___Toc529_1161632908" text:style-name="Index_20_Link" text:visited-style-name="Index_20_Link">Audio<text:tab/>7</text:a></text:p>
          <text:p text:style-name="P31"><text:a xlink:type="simple" xlink:href="#__RefHeading___Toc558_1161632908" text:style-name="Index_20_Link" text:visited-style-name="Index_20_Link">SDL<text:tab/>7</text:a></text:p>
          <text:p text:style-name="P20"><text:a xlink:type="simple" xlink:href="#__RefHeading___Toc560_1161632908" text:style-name="Index_20_Link" text:visited-style-name="Index_20_Link">Input<text:tab/>8</text:a></text:p>
          <text:p text:style-name="P31"><text:a xlink:type="simple" xlink:href="#__RefHeading___Toc562_1161632908" text:style-name="Index_20_Link" text:visited-style-name="Index_20_Link">SDL<text:tab/>8</text:a></text:p>
          <text:p text:style-name="P20"><text:a xlink:type="simple" xlink:href="#__RefHeading___Toc578_1161632908" text:style-name="Index_20_Link" text:visited-style-name="Index_20_Link">GUI<text:tab/>9</text:a></text:p>
          <text:p text:style-name="P20"><text:a xlink:type="simple" xlink:href="#__RefHeading___Toc531_1161632908" text:style-name="Index_20_Link" text:visited-style-name="Index_20_Link">Networking<text:tab/>10</text:a></text:p>
          <text:p text:style-name="P31"><text:a xlink:type="simple" xlink:href="#__RefHeading___Toc566_1161632908" text:style-name="Index_20_Link" text:visited-style-name="Index_20_Link">SDL?<text:tab/>10</text:a></text:p>
          <text:p text:style-name="P20"><text:a xlink:type="simple" xlink:href="#__RefHeading___Toc568_1161632908" text:style-name="Index_20_Link" text:visited-style-name="Index_20_Link">Pathfinding<text:tab/>11</text:a></text:p>
          <text:p text:style-name="P31"><text:a xlink:type="simple" xlink:href="#__RefHeading___Toc570_1161632908" text:style-name="Index_20_Link" text:visited-style-name="Index_20_Link">Recast / Detour<text:tab/>11</text:a></text:p>
          <text:p text:style-name="P20"><text:a xlink:type="simple" xlink:href="#__RefHeading___Toc533_1161632908" text:style-name="Index_20_Link" text:visited-style-name="Index_20_Link">Scripting<text:tab/>12</text:a></text:p>
          <text:p text:style-name="P31"><text:a xlink:type="simple" xlink:href="#__RefHeading___Toc572_1161632908" text:style-name="Index_20_Link" text:visited-style-name="Index_20_Link">Angelscript<text:tab/>12</text:a></text:p>
          <text:p text:style-name="P20"><text:a xlink:type="simple" xlink:href="#__RefHeading___Toc475_742194494" text:style-name="Index_20_Link" text:visited-style-name="Index_20_Link">Engine Basics<text:tab/>13</text:a></text:p>
          <text:p text:style-name="P31"><text:a xlink:type="simple" xlink:href="#__RefHeading___Toc477_742194494" text:style-name="Index_20_Link" text:visited-style-name="Index_20_Link">General Usage<text:tab/>13</text:a></text:p>
          <text:p text:style-name="P31"><text:a xlink:type="simple" xlink:href="#__RefHeading___Toc479_742194494" text:style-name="Index_20_Link" text:visited-style-name="Index_20_Link">Startup<text:tab/>13</text:a></text:p>
          <text:p text:style-name="P31"><text:a xlink:type="simple" xlink:href="#__RefHeading___Toc481_742194494" text:style-name="Index_20_Link" text:visited-style-name="Index_20_Link">Scripting<text:tab/>13</text:a></text:p>
          <text:p text:style-name="P31"><text:a xlink:type="simple" xlink:href="#__RefHeading___Toc483_742194494" text:style-name="Index_20_Link" text:visited-style-name="Index_20_Link">C++<text:tab/>13</text:a></text:p>
          <text:p text:style-name="P19"><text:a xlink:type="simple" xlink:href="#__RefHeading___Toc485_742194494" text:style-name="Index_20_Link" text:visited-style-name="Index_20_Link">Components<text:tab/>13</text:a></text:p>
          <text:p text:style-name="P19"><text:a xlink:type="simple" xlink:href="#__RefHeading___Toc487_742194494" text:style-name="Index_20_Link" text:visited-style-name="Index_20_Link">Events<text:tab/>13</text:a></text:p>
          <text:p text:style-name="P20"><text:a xlink:type="simple" xlink:href="#__RefHeading___Toc489_742194494" text:style-name="Index_20_Link" text:visited-style-name="Index_20_Link">Engine Structure<text:tab/>14</text:a></text:p>
        </text:index-body>
      </text:table-of-content>
      <text:p text:style-name="P1"/>
      <text:h text:style-name="P21" text:outline-level="1"><text:bookmark-start text:name="__RefHeading___Toc523_1161632908"/>Summary<text:bookmark-end text:name="__RefHeading___Toc523_1161632908"/></text:h>
      <text:p text:style-name="P1"/>
      <text:p text:style-name="P17">Hercules is a game engine.</text:p>
      <text:h text:style-name="P22" text:outline-level="1"><text:bookmark-start text:name="__RefHeading___Toc535_1161632908"/>Platforms<text:bookmark-end text:name="__RefHeading___Toc535_1161632908"/></text:h>
      <text:p text:style-name="P3"/>
      <text:h text:style-name="P25" text:outline-level="2"><text:bookmark-start text:name="__RefHeading___Toc544_1161632908"/>Linux<text:bookmark-end text:name="__RefHeading___Toc544_1161632908"/></text:h>
      <text:p text:style-name="P3"/>
      <text:p text:style-name="P3">Linux systems will be a target platform, and we will target Ubuntu 64bit.</text:p>
      <text:p text:style-name="P3"/>
      <text:h text:style-name="P25" text:outline-level="2"><text:bookmark-start text:name="__RefHeading___Toc546_1161632908"/>Windows<text:bookmark-end text:name="__RefHeading___Toc546_1161632908"/></text:h>
      <text:p text:style-name="Standard"/>
      <text:p text:style-name="P3">Windows 10 and up will be targeted.</text:p>
      <text:p text:style-name="Standard"/>
      <text:h text:style-name="P25" text:outline-level="2"><text:bookmark-start text:name="__RefHeading___Toc548_1161632908"/>Mac OS<text:bookmark-end text:name="__RefHeading___Toc548_1161632908"/></text:h>
      <text:p text:style-name="Standard"/>
      <text:p text:style-name="P3">Mac OS X and up will be targeted.</text:p>
      <text:h text:style-name="P21" text:outline-level="1"><text:bookmark-start text:name="__RefHeading___Toc525_1161632908"/>Graphics<text:bookmark-end text:name="__RefHeading___Toc525_1161632908"/></text:h>
      <text:p text:style-name="Text_20_body"/>
      <text:h text:style-name="Heading_20_2" text:outline-level="2"><text:bookmark-start text:name="__RefHeading___Toc550_1161632908"/>SDL<text:bookmark-end text:name="__RefHeading___Toc550_1161632908"/></text:h>
      <text:p text:style-name="P6"/>
      <text:p text:style-name="P6">SDL Will be used to provide a platform-independent window.</text:p>
      <text:h text:style-name="P26" text:outline-level="2"><text:bookmark-start text:name="__RefHeading___Toc473_742194494"/>bgfx<text:bookmark-end text:name="__RefHeading___Toc473_742194494"/></text:h>
      <text:p text:style-name="P8"/>
      <text:p text:style-name="P8"><text:span text:style-name="T9">Bgfx w</text:span>ill be used <text:span text:style-name="T9">for the rendering engine.</text:span></text:p>
      <text:h text:style-name="Heading_20_2" text:outline-level="2"><text:bookmark-start text:name="__RefHeading___Toc552_1161632908"/>OpenGL<text:bookmark-end text:name="__RefHeading___Toc552_1161632908"/></text:h>
      <text:p text:style-name="P6"/>
      <text:p text:style-name="P6">OpenGL 3.3+ will be targeted.</text:p>
      <text:p text:style-name="P6"/>
      <text:h text:style-name="Heading_20_2" text:outline-level="2"><text:bookmark-start text:name="__RefHeading___Toc554_1161632908"/>DirectX<text:bookmark-end text:name="__RefHeading___Toc554_1161632908"/></text:h>
      <text:p text:style-name="P6"/>
      <text:p text:style-name="P6">DirectX 11+ will be targeted.</text:p>
      <text:h text:style-name="P21" text:outline-level="1"><text:bookmark-start text:name="__RefHeading___Toc527_1161632908"/>Physics<text:bookmark-end text:name="__RefHeading___Toc527_1161632908"/></text:h>
      <text:p text:style-name="Text_20_body"/>
      <text:h text:style-name="P25" text:outline-level="2"><text:bookmark-start text:name="__RefHeading___Toc556_1161632908"/>Bullet<text:bookmark-end text:name="__RefHeading___Toc556_1161632908"/></text:h>
      <text:p text:style-name="P9"/>
      <text:p text:style-name="P6">Bullet physics will be used.</text:p>
      <text:h text:style-name="P21" text:outline-level="1"><text:bookmark-start text:name="__RefHeading___Toc529_1161632908"/>Audio<text:bookmark-end text:name="__RefHeading___Toc529_1161632908"/></text:h>
      <text:p text:style-name="Text_20_body"/>
      <text:h text:style-name="P25" text:outline-level="2"><text:bookmark-start text:name="__RefHeading___Toc558_1161632908"/>SDL<text:bookmark-end text:name="__RefHeading___Toc558_1161632908"/></text:h>
      <text:p text:style-name="P9"/>
      <text:p text:style-name="P6">SDL will be used to play audio.</text:p>
      <text:h text:style-name="P23" text:outline-level="1"><text:bookmark-start text:name="__RefHeading___Toc560_1161632908"/>Input<text:bookmark-end text:name="__RefHeading___Toc560_1161632908"/></text:h>
      <text:p text:style-name="Standard"/>
      <text:p text:style-name="P4">Keyboard and Mouse.</text:p>
      <text:p text:style-name="P4"/>
      <text:p text:style-name="P5"><text:span text:style-name="T4">Note</text:span><text:span text:style-name="T8">: P</text:span>ossibly others?</text:p>
      <text:p text:style-name="Standard"/>
      <text:h text:style-name="P27" text:outline-level="2"><text:bookmark-start text:name="__RefHeading___Toc562_1161632908"/>SDL<text:bookmark-end text:name="__RefHeading___Toc562_1161632908"/></text:h>
      <text:p text:style-name="Standard"/>
      <text:p text:style-name="Standard"><text:bookmark-start text:name="__RefHeading___Toc564_1161632908"/>SDL Will be used to provide platform-independent input.<text:bookmark-end text:name="__RefHeading___Toc564_1161632908"/></text:p>
      <text:h text:style-name="P24" text:outline-level="1"><text:bookmark-start text:name="__RefHeading___Toc578_1161632908"/>GUI<text:bookmark-end text:name="__RefHeading___Toc578_1161632908"/></text:h>
      <text:h text:style-name="P21" text:outline-level="1"><text:bookmark-start text:name="__RefHeading___Toc531_1161632908"/>Networking<text:bookmark-end text:name="__RefHeading___Toc531_1161632908"/></text:h>
      <text:p text:style-name="Text_20_body"/>
      <text:h text:style-name="P28" text:outline-level="2"><text:bookmark-start text:name="__RefHeading___Toc566_1161632908"/>SDL?<text:bookmark-end text:name="__RefHeading___Toc566_1161632908"/></text:h>
      <text:p text:style-name="P7"/>
      <text:p text:style-name="P7"/>
      <text:p text:style-name="P7"/>
      <text:p text:style-name="Standard"><text:span text:style-name="Strong_20_Emphasis"><text:span text:style-name="T3">Note</text:span></text:span><text:span text:style-name="Strong_20_Emphasis"><text:span text:style-name="T2">: are there any other solutions that would be well-suited to networking?</text:span></text:span></text:p>
      <text:h text:style-name="P21" text:outline-level="1"><text:bookmark-start text:name="__RefHeading___Toc568_1161632908"/>Pathfinding<text:bookmark-end text:name="__RefHeading___Toc568_1161632908"/></text:h>
      <text:p text:style-name="Text_20_body"/>
      <text:h text:style-name="Heading_20_2" text:outline-level="2"><text:bookmark-start text:name="__RefHeading___Toc570_1161632908"/>Recast / Detour<text:bookmark-end text:name="__RefHeading___Toc570_1161632908"/></text:h>
      <text:p text:style-name="Text_20_body"/>
      <text:p text:style-name="P11">We will use the Recast / Detour Library for pathfinding.</text:p>
      <text:h text:style-name="P21" text:outline-level="1"><text:bookmark-start text:name="__RefHeading___Toc533_1161632908"/><text:span text:style-name="T1">S</text:span>cripting<text:bookmark-end text:name="__RefHeading___Toc533_1161632908"/></text:h>
      <text:p text:style-name="Text_20_body"/>
      <text:h text:style-name="P29" text:outline-level="2"><text:bookmark-start text:name="__RefHeading___Toc572_1161632908"/>Angelscript<text:bookmark-end text:name="__RefHeading___Toc572_1161632908"/></text:h>
      <text:p text:style-name="P10"/>
      <text:p text:style-name="P12">Angelscript Will be used as the scripting language <text:span text:style-name="T5">For the game engine</text:span>.</text:p>
      <text:h text:style-name="P21" text:outline-level="1"><text:bookmark-start text:name="__RefHeading___Toc475_742194494"/>Engine Basics<text:bookmark-end text:name="__RefHeading___Toc475_742194494"/></text:h>
      <text:p text:style-name="Text_20_body"/>
      <text:h text:style-name="Heading_20_2" text:outline-level="2"><text:bookmark-start text:name="__RefHeading___Toc477_742194494"/><text:span text:style-name="T10">General </text:span>Usage<text:bookmark-end text:name="__RefHeading___Toc477_742194494"/></text:h>
      <text:p text:style-name="P13">The engine can be used as either a binary or a library.</text:p>
      <text:p text:style-name="P13">As a binary, the engine will launch and expect scripts to control his behaviour.</text:p>
      <text:p text:style-name="P13">As a library, it is expected that the C++ code will initialize and start the engine. It is still possible to use Angel script when using the engine as a library. </text:p>
      <text:h text:style-name="P30" text:outline-level="2"><text:bookmark-start text:name="__RefHeading___Toc479_742194494"/>Startup<text:bookmark-end text:name="__RefHeading___Toc479_742194494"/></text:h>
      <text:p text:style-name="P14">As a binary, the engine will look for a settings file in its current directory. If found, it will parse this file to gather any settings data that it will use to initialize its subsystems. It will also look in here for the name of a startup script, and if found, it will execute it. If no startup script is found, it will look in its current directory for a script with the name bootstrap.cs, and if found, it will execute it. If no startup script is found, the engine Will throw an exception.</text:p>
      <text:p text:style-name="P14">As a library, the C++ code can pass in <text:span text:style-name="T13">a Settings object, which contains the </text:span>name of the startup script to execute. If <text:span text:style-name="T11">no startup script is defined in the settings file, the engine will continue to run</text:span>. Instead, it is up to the C++ code to do initialization and/or to manually call any scripts.</text:p>
      <text:h text:style-name="Heading_20_2" text:outline-level="2"><text:bookmark-start text:name="__RefHeading___Toc481_742194494"/>Scripting<text:bookmark-end text:name="__RefHeading___Toc481_742194494"/></text:h>
      <text:p text:style-name="P15">The entire engine can be controlled via Angel script. It is not necessary to write C++ code.</text:p>
      <text:h text:style-name="Heading_20_2" text:outline-level="2"><text:bookmark-start text:name="__RefHeading___Toc483_742194494"/>C++<text:bookmark-end text:name="__RefHeading___Toc483_742194494"/></text:h>
      <text:p text:style-name="P15">While C++ is not strictly necessary, there are certain situations where C++ is required.</text:p>
      <text:p text:style-name="P15">Note that if C++ is used, the engine must be used as a library.</text:p>
      <text:h text:style-name="P18" text:outline-level="3"><text:bookmark-start text:name="__RefHeading___Toc485_742194494"/>Components<text:bookmark-end text:name="__RefHeading___Toc485_742194494"/></text:h>
      <text:p text:style-name="P15">If a new component is to be added, it must be defined in C++.</text:p>
      <text:h text:style-name="P18" text:outline-level="3"><text:bookmark-start text:name="__RefHeading___Toc487_742194494"/>Events<text:bookmark-end text:name="__RefHeading___Toc487_742194494"/></text:h>
      <text:p text:style-name="P15">If a new <text:span text:style-name="T12">event </text:span>is to be added, it must be defined in C++.</text:p>
      <text:h text:style-name="P21" text:outline-level="1"><text:bookmark-start text:name="__RefHeading___Toc489_742194494"/>Engine Structure<text:bookmark-end text:name="__RefHeading___Toc489_742194494"/></text:h>
      <text:p text:style-name="P16">The core of the engine is the Engine class.</text:p>
      <text:p text:style-name="P16">The engine class has various Subsystems, such as the graphics system, physics system,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22:52:57.328000000</meta:creation-date>
    <dc:date>2017-01-29T22:59:43.409000000</dc:date>
    <meta:editing-duration>PT3H35M20S</meta:editing-duration>
    <meta:editing-cycles>95</meta:editing-cycles>
    <meta:generator>LibreOffice/5.1.6.2$Windows_x86 LibreOffice_project/07ac168c60a517dba0f0d7bc7540f5afa45f0909</meta:generator>
    <meta:document-statistic meta:table-count="0" meta:image-count="0" meta:object-count="0" meta:page-count="14" meta:paragraph-count="96" meta:word-count="543" meta:character-count="2903" meta:non-whitespace-character-count="2455"/>
  </office:meta>
</office:document-meta>
</file>